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2.75cm" fo:min-width="2.5cm"/>
    </style:style>
    <style:style style:name="gr3" style:family="graphic" style:parent-style-name="standard">
      <style:graphic-properties draw:marker-start="Arrow" draw:marker-end="Arrow" draw:textarea-horizontal-align="center" draw:textarea-vertical-align="middle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0.25cm" fo:min-width="2.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3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8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9933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9933ff" draw:textarea-horizontal-align="justify" draw:textarea-vertical-align="middle" draw:auto-grow-height="false" fo:min-height="0.25cm" fo:min-width="2.5cm"/>
    </style:style>
    <style:style style:name="gr11" style:family="graphic" style:parent-style-name="standard">
      <style:graphic-properties draw:marker-end="Arrow" draw:textarea-horizontal-align="center" draw:textarea-vertical-align="middle"/>
    </style:style>
    <style:style style:name="gr12" style:family="graphic" style:parent-style-name="standard">
      <style:graphic-properties draw:marker-start="" draw:marker-end="Arrow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51cm" fo:min-width="0cm"/>
    </style:style>
    <style:style style:name="gr14" style:family="graphic" style:parent-style-name="objectwithoutfill">
      <style:graphic-properties draw:marker-start="" draw:marker-start-width="0.3cm" draw:marker-end="Arrow" draw:marker-end-width="0.3cm" draw:fill="none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-color="#ccffcc"/>
      <style:paragraph-properties fo:text-align="center"/>
      <style:text-properties fo:font-size="14pt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</style:style>
    <style:style style:name="P8" style:family="paragraph">
      <loext:graphic-properties draw:fill-color="#9933ff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3cm" svg:x="2cm" svg:y="3cm">
          <text:p text:style-name="P1"><text:span text:style-name="T1">Intro</text:span></text:p>
          <text:p text:style-name="P1"><text:span text:style-name="T1">Bea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3cm" svg:x="6cm" svg:y="3cm">
          <text:p text:style-name="P1"><text:span text:style-name="T1">Intro</text:span></text:p>
          <text:p text:style-name="P1"><text:span text:style-name="T1">Beach Pa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3cm" svg:x="10cm" svg:y="3cm">
          <text:p text:style-name="P1"><text:span text:style-name="T1">Intro</text:span></text:p>
          <text:p text:style-name="P1"><text:span text:style-name="T1">Forest Pa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3cm" svg:x="10cm" svg:y="7cm">
          <text:p text:style-name="P1"><text:span text:style-name="T1">Intro</text:span></text:p>
          <text:p text:style-name="P1"><text:span text:style-name="T1">Forest Path</text:span></text:p>
          <text:p text:style-name="P1"><text:span text:style-name="T1">F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3cm" svg:x="6cm" svg:y="11cm">
          <text:p text:style-name="P1"><text:span text:style-name="T1">Intro</text:span></text:p>
          <text:p text:style-name="P1"><text:span text:style-name="T1">Forest Path</text:span></text:p>
          <text:p text:style-name="P1"><text:span text:style-name="T1">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cm" svg:height="3cm" svg:x="14cm" svg:y="11cm">
          <text:p text:style-name="P1"><text:span text:style-name="T1">Intro</text:span></text:p>
          <text:p text:style-name="P1"><text:span text:style-name="T1">Forest Path</text:span></text:p>
          <text:p text:style-name="P1"><text:span text:style-name="T1">Sun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cm" svg:height="3cm" svg:x="14cm" svg:y="15cm">
          <text:p text:style-name="P1"><text:span text:style-name="T1">Intro</text:span></text:p>
          <text:p text:style-name="P1"><text:span text:style-name="T1">Forest Path</text:span></text:p>
          <text:p text:style-name="P1"><text:span text:style-name="T1">Cab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cm" svg:height="3cm" svg:x="6cm" svg:y="15cm">
          <text:p text:style-name="P1"><text:span text:style-name="T1">Intro</text:span></text:p>
          <text:p text:style-name="P1"><text:span text:style-name="T1">Forest Path</text:span></text:p>
          <text:p text:style-name="P1"><text:span text:style-name="T1">Waterfal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cm" svg:height="3cm" svg:x="6cm" svg:y="19cm">
          <text:p text:style-name="P1"><text:span text:style-name="T1">Intro</text:span></text:p>
          <text:p text:style-name="P1"><text:span text:style-name="T1">Forest Path</text:span></text:p>
          <text:p text:style-name="P1"><text:span text:style-name="T1">Narro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3cm" svg:height="3cm" svg:x="6cm" svg:y="23cm">
          <text:p text:style-name="P1"><text:span text:style-name="T1">Amazon</text:span></text:p>
          <text:p text:style-name="P1"><text:span text:style-name="T1">For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cm" svg:y1="4.5cm" svg:x2="6cm" svg:y2="4.5cm" draw:start-shape="id1" draw:end-shape="id2" draw:end-glue-point="3" svg:d="M5000 4500h1000" svg:viewBox="0 0 1001 1">
          <text:p/>
        </draw:connector>
        <draw:connector draw:style-name="gr3" draw:text-style-name="P1" draw:layer="layout" svg:x1="9cm" svg:y1="4.5cm" svg:x2="10cm" svg:y2="4.5cm" draw:start-shape="id2" draw:start-glue-point="1" draw:end-shape="id3" draw:end-glue-point="3" svg:d="M9000 4500h1000" svg:viewBox="0 0 1001 1">
          <text:p/>
        </draw:connector>
        <draw:connector draw:style-name="gr3" draw:text-style-name="P1" draw:layer="layout" svg:x1="11.5cm" svg:y1="6cm" svg:x2="11.5cm" svg:y2="7cm" draw:start-shape="id3" draw:start-glue-point="2" draw:end-shape="id4" draw:end-glue-point="0" svg:d="M11500 6000v1000" svg:viewBox="0 0 1 1001">
          <text:p/>
        </draw:connector>
        <draw:connector draw:style-name="gr3" draw:text-style-name="P1" draw:layer="layout" svg:x1="13cm" svg:y1="8.5cm" svg:x2="15.5cm" svg:y2="11cm" draw:start-shape="id4" draw:start-glue-point="1" draw:end-shape="id5" draw:end-glue-point="0" svg:d="M13000 8500h2500v2500" svg:viewBox="0 0 2501 2501">
          <text:p/>
        </draw:connector>
        <draw:connector draw:style-name="gr3" draw:text-style-name="P1" draw:layer="layout" svg:x1="10cm" svg:y1="8.5cm" svg:x2="7.5cm" svg:y2="11cm" draw:start-shape="id4" draw:start-glue-point="3" draw:end-shape="id6" draw:end-glue-point="0" svg:d="M10000 8500h-2500v2500" svg:viewBox="0 0 2501 2501">
          <text:p/>
        </draw:connector>
        <draw:connector draw:style-name="gr3" draw:text-style-name="P1" draw:layer="layout" svg:x1="7.5cm" svg:y1="14cm" svg:x2="7.5cm" svg:y2="15cm" draw:start-shape="id6" draw:start-glue-point="2" draw:end-shape="id7" draw:end-glue-point="0" svg:d="M7500 14000v1000" svg:viewBox="0 0 1 1001">
          <text:p/>
        </draw:connector>
        <draw:custom-shape draw:style-name="gr4" draw:text-style-name="P4" draw:layer="layout" svg:width="3cm" svg:height="0.5cm" svg:x="6cm" svg:y="1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5cm" svg:y1="18cm" svg:x2="7.5cm" svg:y2="19cm" draw:start-shape="id7" draw:start-glue-point="2" draw:end-shape="id8" draw:end-glue-point="0" svg:d="M7500 18000v1000" svg:viewBox="0 0 1 1001">
          <text:p/>
        </draw:connector>
        <draw:connector draw:style-name="gr3" draw:text-style-name="P1" draw:layer="layout" svg:x1="7.5cm" svg:y1="22cm" svg:x2="7.5cm" svg:y2="23cm" draw:start-shape="id8" draw:start-glue-point="2" draw:end-shape="id9" svg:d="M7500 22000v1000" svg:viewBox="0 0 1 1001">
          <text:p/>
        </draw:connector>
        <draw:connector draw:style-name="gr3" draw:text-style-name="P1" draw:layer="layout" svg:x1="15.5cm" svg:y1="14cm" svg:x2="15.5cm" svg:y2="15cm" draw:start-shape="id5" draw:start-glue-point="2" draw:end-shape="id10" draw:end-glue-point="0" svg:d="M15500 14000v1000" svg:viewBox="0 0 1 1001">
          <text:p/>
        </draw:connector>
        <draw:custom-shape draw:style-name="gr1" draw:text-style-name="P2" xml:id="id11" draw:id="id11" draw:layer="layout" svg:width="3cm" svg:height="3cm" svg:x="14cm" svg:y="19cm">
          <text:p text:style-name="P1"><text:span text:style-name="T1">Intro</text:span></text:p>
          <text:p text:style-name="P1"><text:span text:style-name="T1">Forest Path</text:span></text:p>
          <text:p text:style-name="P1"><text:span text:style-name="T1">Cabin Ope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0.999cm" svg:x1="14cm" svg:y1="20.5cm" svg:x2="14cm" svg:y2="12.5cm" draw:start-shape="id11" draw:start-glue-point="3" draw:end-shape="id5" draw:end-glue-point="3" svg:d="M14000 20500h-1500v-8000h1500" svg:viewBox="0 0 1501 8001">
          <text:p/>
        </draw:connector>
        <draw:frame draw:style-name="gr6" draw:text-style-name="P7" draw:layer="layout" svg:width="19cm" svg:height="0.963cm" svg:x="1cm" svg:y="1cm">
          <draw:text-box>
            <text:p text:style-name="P6">Intro Beach Scenes</text:p>
          </draw:text-box>
        </draw:frame>
        <draw:custom-shape draw:style-name="gr2" draw:text-style-name="P3" draw:layer="layout" svg:width="3cm" svg:height="3cm" svg:x="6cm" svg:y="23cm">
          <text:p text:style-name="P1"><text:span text:style-name="T1">Amazon</text:span></text:p>
          <text:p text:style-name="P1"><text:span text:style-name="T1">Fores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.5cm" svg:x="15.5cm" svg:y="22cm">
          <text:p text:style-name="P1"/>
          <text:p text:style-name="P1"/>
          <text:p text:style-name="P1"/>
          <text:p text:style-name="P1">Hermit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4" draw:layer="layout" svg:width="1cm" svg:height="1cm" svg:x="17cm" svg:y="20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9" draw:text-style-name="P8" draw:layer="layout" svg:width="1cm" svg:height="1cm" svg:x="9cm" svg:y="16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10" draw:text-style-name="P8" draw:layer="layout" svg:width="3cm" svg:height="0.5cm" svg:x="14cm" svg:y="18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5.5cm" svg:y1="18cm" svg:x2="15.5cm" svg:y2="19cm" draw:start-shape="id10" draw:start-glue-point="2" draw:end-shape="id11" draw:end-glue-point="0" svg:d="M15500 18000v1000" svg:viewBox="0 0 1 1001">
          <text:p/>
        </draw:connector>
      </draw:page>
      <draw:page draw:name="page2" draw:style-name="dp1" draw:master-page-name="Default">
        <draw:custom-shape draw:style-name="gr1" draw:text-style-name="P2" xml:id="id12" draw:id="id12" draw:layer="layout" svg:width="3cm" svg:height="3cm" svg:x="6cm" svg:y="3cm">
          <text:p text:style-name="P1"><text:span text:style-name="T1">Amaz</text:span></text:p>
          <text:p text:style-name="P1"><text:span text:style-name="T1">Forest</text:span></text:p>
          <text:p text:style-name="P1"><text:span text:style-name="T1">Rock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cm" svg:height="3cm" svg:x="10cm" svg:y="3cm">
          <text:p text:style-name="P1"><text:span text:style-name="T1">Amazon</text:span></text:p>
          <text:p text:style-name="P1"><text:span text:style-name="T1">Forest</text:span></text:p>
          <text:p text:style-name="P1"><text:span text:style-name="T1">Poo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cm" svg:height="3cm" svg:x="10cm" svg:y="7.001cm">
          <text:p text:style-name="P1"><text:span text:style-name="T1">Amazon</text:span></text:p>
          <text:p text:style-name="P1"><text:span text:style-name="T1">Forest</text:span></text:p>
          <text:p text:style-name="P1"><text:span text:style-name="T1">Fork Mu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3cm" svg:height="3cm" svg:x="6cm" svg:y="11.001cm">
          <text:p text:style-name="P1"><text:span text:style-name="T1">Amazon</text:span></text:p>
          <text:p text:style-name="P1"><text:span text:style-name="T1">Forest Path</text:span></text:p>
          <text:p text:style-name="P1"><text:span text:style-name="T1">Wo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3cm" svg:height="3cm" svg:x="14cm" svg:y="11.001cm">
          <text:p text:style-name="P1"><text:span text:style-name="T1">Amazon</text:span></text:p>
          <text:p text:style-name="P1"><text:span text:style-name="T1">Forest</text:span></text:p>
          <text:p text:style-name="P1"><text:span text:style-name="T1">Path Narr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3cm" svg:height="3cm" svg:x="14cm" svg:y="15.001cm">
          <text:p text:style-name="P1"><text:span text:style-name="T1">Amazon</text:span></text:p>
          <text:p text:style-name="P1"><text:span text:style-name="T1">Forest</text:span></text:p>
          <text:p text:style-name="P1"><text:span text:style-name="T1">Clif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cm" svg:height="3cm" svg:x="6cm" svg:y="15.001cm">
          <text:p text:style-name="P1"><text:span text:style-name="T1">Amazon</text:span></text:p>
          <text:p text:style-name="P1"><text:span text:style-name="T1">Forest</text:span></text:p>
          <text:p text:style-name="P1"><text:span text:style-name="T1">Brid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cm" svg:height="3cm" svg:x="6cm" svg:y="19.001cm">
          <text:p text:style-name="P1"><text:span text:style-name="T1">Amazon</text:span></text:p>
          <text:p text:style-name="P1"><text:span text:style-name="T1">Forest</text:span></text:p>
          <text:p text:style-name="P1"><text:span text:style-name="T1">Bridge</text:span></text:p>
          <text:p text:style-name="P1"><text:span text:style-name="T1">Caugh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3cm" svg:height="3cm" svg:x="11cm" svg:y="23cm">
          <text:p text:style-name="P1"><text:span text:style-name="T1">Dungeon</text:span></text:p>
          <text:p text:style-name="P1"><text:span text:style-name="T1">Cell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cm" svg:y1="4.5cm" svg:x2="10cm" svg:y2="4.5cm" draw:start-shape="id12" draw:end-shape="id13" draw:end-glue-point="3" svg:d="M9000 4500h1000" svg:viewBox="0 0 1001 1">
          <text:p/>
        </draw:connector>
        <draw:connector draw:style-name="gr3" draw:text-style-name="P1" draw:layer="layout" svg:x1="11.5cm" svg:y1="6cm" svg:x2="11.5cm" svg:y2="7.001cm" draw:start-shape="id13" draw:start-glue-point="2" draw:end-shape="id14" draw:end-glue-point="0" svg:d="M11500 6000v1001" svg:viewBox="0 0 1 1002">
          <text:p/>
        </draw:connector>
        <draw:connector draw:style-name="gr3" draw:text-style-name="P1" draw:layer="layout" svg:x1="13cm" svg:y1="8.501cm" svg:x2="15.5cm" svg:y2="11.001cm" draw:start-shape="id14" draw:start-glue-point="1" draw:end-shape="id15" draw:end-glue-point="0" svg:d="M13000 8501h2500v2500" svg:viewBox="0 0 2501 2501">
          <text:p/>
        </draw:connector>
        <draw:connector draw:style-name="gr3" draw:text-style-name="P1" draw:layer="layout" svg:x1="10cm" svg:y1="8.501cm" svg:x2="7.5cm" svg:y2="11.001cm" draw:start-shape="id14" draw:start-glue-point="3" draw:end-shape="id16" draw:end-glue-point="0" svg:d="M10000 8501h-2500v2500" svg:viewBox="0 0 2501 2501">
          <text:p/>
        </draw:connector>
        <draw:connector draw:style-name="gr3" draw:text-style-name="P1" draw:layer="layout" svg:x1="7.5cm" svg:y1="14.001cm" svg:x2="7.5cm" svg:y2="15.001cm" draw:start-shape="id16" draw:start-glue-point="2" draw:end-shape="id17" draw:end-glue-point="0" svg:d="M7500 14001v1000" svg:viewBox="0 0 1 1001">
          <text:p/>
        </draw:connector>
        <draw:connector draw:style-name="gr12" draw:text-style-name="P1" draw:layer="layout" svg:x1="7.5cm" svg:y1="18.001cm" svg:x2="7.5cm" svg:y2="19.001cm" draw:start-shape="id17" draw:start-glue-point="2" draw:end-shape="id18" draw:end-glue-point="0" svg:d="M7500 18001v1000" svg:viewBox="0 0 1 1001">
          <text:p/>
        </draw:connector>
        <draw:connector draw:style-name="gr12" draw:text-style-name="P1" draw:layer="layout" svg:x1="7.5cm" svg:y1="22.001cm" svg:x2="7.5cm" svg:y2="23cm" draw:start-shape="id18" draw:start-glue-point="2" draw:end-shape="id19" draw:end-glue-point="0" svg:d="M7500 22001v999" svg:viewBox="0 0 1 1000">
          <text:p/>
        </draw:connector>
        <draw:connector draw:style-name="gr3" draw:text-style-name="P1" draw:layer="layout" svg:x1="15.5cm" svg:y1="14.001cm" svg:x2="15.5cm" svg:y2="15.001cm" draw:start-shape="id15" draw:start-glue-point="2" draw:end-shape="id20" draw:end-glue-point="0" svg:d="M15500 14001v1000" svg:viewBox="0 0 1 1001">
          <text:p/>
        </draw:connector>
        <draw:frame draw:style-name="gr13" draw:text-style-name="P9" draw:layer="layout" svg:width="19cm" svg:height="1.001cm" svg:x="1cm" svg:y="1cm">
          <draw:text-box>
            <text:p>Amazon Forest Scenes</text:p>
          </draw:text-box>
        </draw:frame>
        <draw:custom-shape draw:style-name="gr2" draw:text-style-name="P3" xml:id="id21" draw:id="id21" draw:layer="layout" svg:width="3cm" svg:height="3cm" svg:x="2cm" svg:y="3cm">
          <text:p text:style-name="P1"><text:span text:style-name="T1">Intro</text:span></text:p>
          <text:p text:style-name="P1"><text:span text:style-name="T1">Beach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cm" svg:y1="4.5cm" svg:x2="6cm" svg:y2="4.5cm" draw:start-shape="id21" draw:start-glue-point="1" draw:end-shape="id12" draw:end-glue-point="3" svg:d="M5000 4500h1000" svg:viewBox="0 0 1001 1">
          <text:p/>
        </draw:connector>
        <draw:custom-shape draw:style-name="gr7" draw:text-style-name="P1" draw:layer="layout" svg:width="1.5cm" svg:height="1.5cm" svg:x="11.5cm" svg:y="10cm">
          <text:p text:style-name="P1"/>
          <text:p text:style-name="P1"/>
          <text:p text:style-name="P1"/>
          <text:p text:style-name="P1">Saxa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" draw:layer="layout" svg:width="1.5cm" svg:height="1.5cm" svg:x="9cm" svg:y="19cm">
          <text:p text:style-name="P1"/>
          <text:p text:style-name="P1"/>
          <text:p text:style-name="P1"/>
          <text:p text:style-name="P1">Saxa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2" xml:id="id19" draw:id="id19" draw:layer="layout" svg:width="3cm" svg:height="3cm" svg:x="6cm" svg:y="23cm">
          <text:p text:style-name="P1"><text:span text:style-name="T1">Amazon</text:span></text:p>
          <text:p text:style-name="P1"><text:span text:style-name="T1">Forest</text:span></text:p>
          <text:p text:style-name="P1"><text:span text:style-name="T1">Blindfolded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9cm" svg:y1="24.5cm" svg:x2="11cm" svg:y2="24.5cm" draw:start-shape="id19" draw:start-glue-point="1" draw:end-shape="id22" draw:end-glue-point="3" svg:d="M9000 24500h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textarea-vertical-align="top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53M57S</meta:editing-duration>
    <meta:editing-cycles>14</meta:editing-cycles>
    <meta:generator>LibreOffice/5.3.0.3$Windows_X86_64 LibreOffice_project/7074905676c47b82bbcfbea1aeefc84afe1c50e1</meta:generator>
    <dc:date>2017-02-28T14:40:40.566000000</dc:date>
    <meta:document-statistic meta:object-count="53"/>
  </office:meta>
</office:document-meta>
</file>